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1.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654cm" svg:height="9.002cm" svg:x="4.751cm" svg:y="8.677cm">
            <draw:object draw:notify-on-update-of-ranges="Sheet1.A2:Sheet1.A36 Sheet1.B2:Sheet1.B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56cm" svg:y="0.294cm">
            <draw:object draw:notify-on-update-of-ranges="Sheet1.A2:Sheet1.A16 Sheet1.B2:Sheet1.B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372" calcext:value-type="float">
            <text:p>0.003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442" calcext:value-type="float">
            <text:p>0.0054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77" calcext:value-type="float">
            <text:p>0.00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194" calcext:value-type="float">
            <text:p>0.0051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001" calcext:value-type="float">
            <text:p>0.007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8995" calcext:value-type="float">
            <text:p>0.0089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1026" calcext:value-type="float">
            <text:p>0.0110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3199" calcext:value-type="float">
            <text:p>0.0131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5099" calcext:value-type="float">
            <text:p>0.0150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9176" calcext:value-type="float">
            <text:p>0.0191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21211" calcext:value-type="float">
            <text:p>0.0212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23243" calcext:value-type="float">
            <text:p>0.02324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25286" calcext:value-type="float">
            <text:p>0.02528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27311" calcext:value-type="float">
            <text:p>0.02731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29354" calcext:value-type="float">
            <text:p>0.029354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.031388" calcext:value-type="float">
            <text:p>0.031388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0.033439" calcext:value-type="float">
            <text:p>0.033439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0.035464" calcext:value-type="float">
            <text:p>0.035464</text:p>
          </table:table-cell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0.03751" calcext:value-type="float">
            <text:p>0.03751</text:p>
          </table:table-cell>
        </table:table-row>
        <table:table-row table:style-name="ro1">
          <table:table-cell office:value-type="float" office:value="17711" calcext:value-type="float">
            <text:p>17711</text:p>
          </table:table-cell>
          <table:table-cell office:value-type="float" office:value="0.039552" calcext:value-type="float">
            <text:p>0.039552</text:p>
          </table:table-cell>
        </table:table-row>
        <table:table-row table:style-name="ro1">
          <table:table-cell office:value-type="float" office:value="28657" calcext:value-type="float">
            <text:p>28657</text:p>
          </table:table-cell>
          <table:table-cell office:value-type="float" office:value="0.04158" calcext:value-type="float">
            <text:p>0.04158</text:p>
          </table:table-cell>
        </table:table-row>
        <table:table-row table:style-name="ro1">
          <table:table-cell office:value-type="float" office:value="46368" calcext:value-type="float">
            <text:p>46368</text:p>
          </table:table-cell>
          <table:table-cell office:value-type="float" office:value="0.043616" calcext:value-type="float">
            <text:p>0.043616</text:p>
          </table:table-cell>
        </table:table-row>
        <table:table-row table:style-name="ro1">
          <table:table-cell office:value-type="float" office:value="75025" calcext:value-type="float">
            <text:p>75025</text:p>
          </table:table-cell>
          <table:table-cell office:value-type="float" office:value="0.045672" calcext:value-type="float">
            <text:p>0.045672</text:p>
          </table:table-cell>
        </table:table-row>
        <table:table-row table:style-name="ro1">
          <table:table-cell office:value-type="float" office:value="121393" calcext:value-type="float">
            <text:p>121393</text:p>
          </table:table-cell>
          <table:table-cell office:value-type="float" office:value="0.047748" calcext:value-type="float">
            <text:p>0.047748</text:p>
          </table:table-cell>
        </table:table-row>
        <table:table-row table:style-name="ro1">
          <table:table-cell office:value-type="float" office:value="196418" calcext:value-type="float">
            <text:p>196418</text:p>
          </table:table-cell>
          <table:table-cell office:value-type="float" office:value="0.049733" calcext:value-type="float">
            <text:p>0.049733</text:p>
          </table:table-cell>
        </table:table-row>
        <table:table-row table:style-name="ro1">
          <table:table-cell office:value-type="float" office:value="317811" calcext:value-type="float">
            <text:p>317811</text:p>
          </table:table-cell>
          <table:table-cell office:value-type="float" office:value="0.051779" calcext:value-type="float">
            <text:p>0.051779</text:p>
          </table:table-cell>
        </table:table-row>
        <table:table-row table:style-name="ro1">
          <table:table-cell office:value-type="float" office:value="514229" calcext:value-type="float">
            <text:p>514229</text:p>
          </table:table-cell>
          <table:table-cell office:value-type="float" office:value="0.053818" calcext:value-type="float">
            <text:p>0.053818</text:p>
          </table:table-cell>
        </table:table-row>
        <table:table-row table:style-name="ro1">
          <table:table-cell office:value-type="float" office:value="832040" calcext:value-type="float">
            <text:p>832040</text:p>
          </table:table-cell>
          <table:table-cell office:value-type="float" office:value="0.05585" calcext:value-type="float">
            <text:p>0.05585</text:p>
          </table:table-cell>
        </table:table-row>
        <table:table-row table:style-name="ro1">
          <table:table-cell office:value-type="float" office:value="1346269" calcext:value-type="float">
            <text:p>1346269</text:p>
          </table:table-cell>
          <table:table-cell office:value-type="float" office:value="0.058074" calcext:value-type="float">
            <text:p>0.058074</text:p>
          </table:table-cell>
        </table:table-row>
        <table:table-row table:style-name="ro1">
          <table:table-cell office:value-type="float" office:value="2178309" calcext:value-type="float">
            <text:p>2178309</text:p>
          </table:table-cell>
          <table:table-cell office:value-type="float" office:value="0.059963" calcext:value-type="float">
            <text:p>0.059963</text:p>
          </table:table-cell>
        </table:table-row>
        <table:table-row table:style-name="ro1">
          <table:table-cell office:value-type="float" office:value="3524578" calcext:value-type="float">
            <text:p>3524578</text:p>
          </table:table-cell>
          <table:table-cell office:value-type="float" office:value="0.061981" calcext:value-type="float">
            <text:p>0.061981</text:p>
          </table:table-cell>
        </table:table-row>
        <table:table-row table:style-name="ro1">
          <table:table-cell office:value-type="float" office:value="5702887" calcext:value-type="float">
            <text:p>5702887</text:p>
          </table:table-cell>
          <table:table-cell office:value-type="float" office:value="0.064029" calcext:value-type="float">
            <text:p>0.064029</text:p>
          </table:table-cell>
        </table:table-row>
        <table:table-row table:style-name="ro1">
          <table:table-cell office:value-type="float" office:value="9227465" calcext:value-type="float">
            <text:p>9227465</text:p>
          </table:table-cell>
          <table:table-cell office:value-type="float" office:value="0.066308" calcext:value-type="float">
            <text:p>0.066308</text:p>
          </table:table-cell>
        </table:table-row>
        <table:table-row table:style-name="ro1">
          <table:table-cell office:value-type="float" office:value="14930352" calcext:value-type="float">
            <text:p>14930352</text:p>
          </table:table-cell>
          <table:table-cell office:value-type="float" office:value="0.068811" calcext:value-type="float">
            <text:p>0.068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15:01:13.394305752</dc:date>
    <meta:document-statistic meta:table-count="1" meta:cell-count="72" meta:object-count="2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55cm" svg:height="9.003cm" xlink:href=".." xlink:type="simple" chart:class="chart:scatter" chart:style-name="ch1">
        <chart:legend chart:legend-position="end" svg:x="13.678cm" svg:y="4.188cm" style:legend-expansion="high" chart:style-name="ch2"/>
        <chart:plot-area chart:style-name="ch3" table:cell-range-address="Sheet1.A2:Sheet1.B36" svg:x="0.783cm" svg:y="0.855cm" svg:width="12.229cm" svg:height="7.548cm">
          <chartooo:coordinate-region svg:x="1.76cm" svg:y="1.069cm" svg:width="10.40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6" chart:class="chart:scatter">
            <chart:domain table:cell-range-address="Sheet1.A2:Sheet1.A36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6</svg:desc>
                </draw:g>
              </table:table-cell>
              <table:table-cell office:value-type="float" office:value="0.003372">
                <text:p>0.003372</text:p>
                <draw:g>
                  <svg:desc>Sheet1.B2:Sheet1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5442">
                <text:p>0.005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477">
                <text:p>0.00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5194">
                <text:p>0.005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7001">
                <text:p>0.007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8995">
                <text:p>0.008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011026">
                <text:p>0.011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.013199">
                <text:p>0.013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0.015099">
                <text:p>0.015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0.01713">
                <text:p>0.01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019176">
                <text:p>0.019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0.021211">
                <text:p>0.021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7">
                <text:p>377</text:p>
              </table:table-cell>
              <table:table-cell office:value-type="float" office:value="0.023243">
                <text:p>0.023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0">
                <text:p>610</text:p>
              </table:table-cell>
              <table:table-cell office:value-type="float" office:value="0.025286">
                <text:p>0.025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7">
                <text:p>987</text:p>
              </table:table-cell>
              <table:table-cell office:value-type="float" office:value="0.027311">
                <text:p>0.027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7">
                <text:p>1597</text:p>
              </table:table-cell>
              <table:table-cell office:value-type="float" office:value="0.029354">
                <text:p>0.029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4">
                <text:p>2584</text:p>
              </table:table-cell>
              <table:table-cell office:value-type="float" office:value="0.031388">
                <text:p>0.031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81">
                <text:p>4181</text:p>
              </table:table-cell>
              <table:table-cell office:value-type="float" office:value="0.033439">
                <text:p>0.033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65">
                <text:p>6765</text:p>
              </table:table-cell>
              <table:table-cell office:value-type="float" office:value="0.035464">
                <text:p>0.035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46">
                <text:p>10946</text:p>
              </table:table-cell>
              <table:table-cell office:value-type="float" office:value="0.03751">
                <text:p>0.03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11">
                <text:p>17711</text:p>
              </table:table-cell>
              <table:table-cell office:value-type="float" office:value="0.039552">
                <text:p>0.039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57">
                <text:p>28657</text:p>
              </table:table-cell>
              <table:table-cell office:value-type="float" office:value="0.04158">
                <text:p>0.04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368">
                <text:p>46368</text:p>
              </table:table-cell>
              <table:table-cell office:value-type="float" office:value="0.043616">
                <text:p>0.043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025">
                <text:p>75025</text:p>
              </table:table-cell>
              <table:table-cell office:value-type="float" office:value="0.045672">
                <text:p>0.045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393">
                <text:p>121393</text:p>
              </table:table-cell>
              <table:table-cell office:value-type="float" office:value="0.047748">
                <text:p>0.047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6418">
                <text:p>196418</text:p>
              </table:table-cell>
              <table:table-cell office:value-type="float" office:value="0.049733">
                <text:p>0.049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7811">
                <text:p>317811</text:p>
              </table:table-cell>
              <table:table-cell office:value-type="float" office:value="0.051779">
                <text:p>0.051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4229">
                <text:p>514229</text:p>
              </table:table-cell>
              <table:table-cell office:value-type="float" office:value="0.053818">
                <text:p>0.053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2040">
                <text:p>832040</text:p>
              </table:table-cell>
              <table:table-cell office:value-type="float" office:value="0.05585">
                <text:p>0.05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6269">
                <text:p>1346269</text:p>
              </table:table-cell>
              <table:table-cell office:value-type="float" office:value="0.058074">
                <text:p>0.058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8309">
                <text:p>2178309</text:p>
              </table:table-cell>
              <table:table-cell office:value-type="float" office:value="0.059963">
                <text:p>0.059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24578">
                <text:p>3524578</text:p>
              </table:table-cell>
              <table:table-cell office:value-type="float" office:value="0.061981">
                <text:p>0.061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2887">
                <text:p>5702887</text:p>
              </table:table-cell>
              <table:table-cell office:value-type="float" office:value="0.064029">
                <text:p>0.064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27465">
                <text:p>9227465</text:p>
              </table:table-cell>
              <table:table-cell office:value-type="float" office:value="0.066308">
                <text:p>0.066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30352">
                <text:p>14930352</text:p>
              </table:table-cell>
              <table:table-cell office:value-type="float" office:value="0.068811">
                <text:p>0.068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23cm" svg:y="4.187cm" style:legend-expansion="high" chart:style-name="ch2"/>
        <chart:plot-area chart:style-name="ch3" table:cell-range-address="Sheet1.A2:Sheet1.B16" svg:x="0.77cm" svg:y="0.855cm" svg:width="11.613cm" svg:height="7.545cm">
          <chartooo:coordinate-region svg:x="1.958cm" svg:y="1.068cm" svg:width="10cm" svg:height="6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class="chart:scatter">
            <chart:domain table:cell-range-address="Sheet1.A2:Sheet1.A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0.003372">
                <text:p>0.003372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5442">
                <text:p>0.005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477">
                <text:p>0.00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5194">
                <text:p>0.005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7001">
                <text:p>0.007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8995">
                <text:p>0.008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011026">
                <text:p>0.011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.013199">
                <text:p>0.013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0.015099">
                <text:p>0.015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0.01713">
                <text:p>0.01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019176">
                <text:p>0.019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0.021211">
                <text:p>0.021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7">
                <text:p>377</text:p>
              </table:table-cell>
              <table:table-cell office:value-type="float" office:value="0.023243">
                <text:p>0.023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0">
                <text:p>610</text:p>
              </table:table-cell>
              <table:table-cell office:value-type="float" office:value="0.025286">
                <text:p>0.025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7">
                <text:p>987</text:p>
              </table:table-cell>
              <table:table-cell office:value-type="float" office:value="0.027311">
                <text:p>0.0273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